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320000035BD4E395E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3cm"/>
    </style:style>
    <style:style style:name="gr3" style:family="graphic" style:parent-style-name="objectwithoutfill">
      <style:graphic-properties svg:stroke-width="0.102cm" svg:stroke-color="#ffff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Arial" style:font-family-generic="swiss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Arial" style:font-family-generic="swis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195cm" svg:x="1.083cm" svg:y="7.28cm">
          <draw:image xlink:href="Pictures/10000000000004320000035BD4E395EC.png" xlink:type="simple" xlink:show="embed" xlink:actuate="onLoad">
            <text:p/>
          </draw:image>
        </draw:frame>
        <draw:frame draw:style-name="gr2" draw:text-style-name="P2" draw:layer="layout" svg:width="2.41cm" svg:height="2.453cm" svg:x="6.37cm" svg:y="8.387cm">
          <draw:text-box>
            <text:p><text:span text:style-name="T1">Moi</text:span></text:p>
          </draw:text-box>
        </draw:frame>
        <draw:line draw:style-name="gr3" draw:text-style-name="P1" draw:layer="layout" svg:x1="7.688cm" svg:y1="9.591cm" svg:x2="9.457cm" svg:y2="10.5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8-02-28T14:25:52</meta:creation-date>
    <dc:date>2018-04-03T14:50:55</dc:date>
    <dc:creator>Alexis Roche</dc:creator>
    <meta:editing-duration>PT10M14S</meta:editing-duration>
    <meta:editing-cycles>4</meta:editing-cycles>
    <meta:generator>OpenOffice/4.1.3$Unix OpenOffice.org_project/413m1$Build-9783</meta:generator>
    <meta:document-statistic meta:object-count="3"/>
  </office:meta>
</office:document-meta>
</file>